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20pt" fo:font-weight="bold" officeooo:paragraph-rsid="000abb09" style:font-size-asian="20pt" style:font-weight-asian="bold" style:font-size-complex="20pt" style:font-weight-complex="bold"/>
    </style:style>
    <style:style style:name="P2" style:family="paragraph" style:parent-style-name="Standard">
      <style:text-properties style:font-name="Liberation Serif" fo:font-size="14pt" officeooo:rsid="000abb09" officeooo:paragraph-rsid="000abb09" style:font-size-asian="14pt" style:font-size-complex="14pt"/>
    </style:style>
    <style:style style:name="P3" style:family="paragraph" style:parent-style-name="Standard">
      <style:text-properties style:font-name="Liberation Serif" fo:font-size="14pt" style:text-underline-style="none" officeooo:rsid="000c92f2" officeooo:paragraph-rsid="000c92f2" style:font-size-asian="12.25pt" style:font-size-complex="14pt"/>
    </style:style>
    <style:style style:name="P4" style:family="paragraph" style:parent-style-name="Standard">
      <style:text-properties style:font-name="Liberation Serif" fo:font-size="14pt" style:text-underline-style="none" officeooo:rsid="000cde4e" officeooo:paragraph-rsid="000cde4e" style:font-size-asian="12.25pt" style:font-size-complex="14pt"/>
    </style:style>
    <style:style style:name="P5" style:family="paragraph" style:parent-style-name="Standard">
      <style:text-properties style:font-name="Liberation Serif" fo:font-size="14pt" style:text-underline-style="none" officeooo:rsid="000cde4e" officeooo:paragraph-rsid="000de854" style:font-size-asian="12.25pt" style:font-size-complex="14pt"/>
    </style:style>
    <style:style style:name="P6" style:family="paragraph" style:parent-style-name="Standard">
      <style:text-properties style:font-name="Liberation Serif" fo:font-size="14pt" style:text-underline-style="none" officeooo:rsid="000de854" officeooo:paragraph-rsid="000de854" style:font-size-asian="12.25pt" style:font-size-complex="14pt"/>
    </style:style>
    <style:style style:name="P7" style:family="paragraph" style:parent-style-name="Standard">
      <style:text-properties style:font-name="Liberation Serif" fo:font-size="14pt" style:text-underline-style="none" officeooo:rsid="000de854" officeooo:paragraph-rsid="001139c8" style:font-size-asian="12.25pt" style:font-size-complex="14pt"/>
    </style:style>
    <style:style style:name="P8" style:family="paragraph" style:parent-style-name="Standard">
      <style:text-properties style:font-name="Liberation Serif" fo:font-size="14pt" fo:language="fr" fo:country="FR" officeooo:rsid="000abb09" officeooo:paragraph-rsid="000abb09" style:font-size-asian="14pt" style:font-size-complex="14pt"/>
    </style:style>
    <style:style style:name="P9" style:family="paragraph" style:parent-style-name="Standard">
      <style:text-properties style:font-name="Liberation Serif" fo:font-size="14pt" fo:language="fr" fo:country="FR" officeooo:rsid="000b9640" officeooo:paragraph-rsid="000b9640" style:font-size-asian="14pt" style:font-size-complex="14pt"/>
    </style:style>
    <style:style style:name="P10" style:family="paragraph" style:parent-style-name="Standard">
      <style:paragraph-properties fo:text-align="center" style:justify-single-word="false"/>
      <style:text-properties style:font-name="Liberation Serif" fo:font-size="14pt" fo:language="fr" fo:country="FR" officeooo:rsid="000b9640" officeooo:paragraph-rsid="000b9640" style:font-size-asian="14pt" style:font-size-complex="14pt"/>
    </style:style>
    <style:style style:name="P11" style:family="paragraph" style:parent-style-name="Standard">
      <style:paragraph-properties fo:text-align="center" style:justify-single-word="false"/>
      <style:text-properties style:font-name="Liberation Serif" fo:font-size="14pt" fo:language="fr" fo:country="FR" officeooo:rsid="0021d3e8" officeooo:paragraph-rsid="0021d3e8" style:font-size-asian="14pt" style:font-size-complex="14pt"/>
    </style:style>
    <style:style style:name="P12" style:family="paragraph" style:parent-style-name="Standard">
      <style:text-properties style:font-name="Liberation Serif" fo:font-size="14pt" fo:language="fr" fo:country="FR" officeooo:rsid="00233bc3" officeooo:paragraph-rsid="00233bc3" style:font-size-asian="14pt" style:font-size-complex="14pt"/>
    </style:style>
    <style:style style:name="P13" style:family="paragraph" style:parent-style-name="Standard">
      <style:text-properties style:font-name="Liberation Serif" fo:font-size="14pt" fo:language="fr" fo:country="FR" style:text-underline-style="none" officeooo:rsid="000c92f2" officeooo:paragraph-rsid="000c92f2" style:font-size-asian="12.25pt" style:font-size-complex="14pt"/>
    </style:style>
    <style:style style:name="P14" style:family="paragraph" style:parent-style-name="Standard">
      <style:text-properties style:font-name="Liberation Serif" fo:font-size="14pt" fo:language="fr" fo:country="FR" style:text-underline-style="none" officeooo:rsid="000cde4e" officeooo:paragraph-rsid="000c92f2" style:font-size-asian="12.25pt" style:font-size-complex="14pt"/>
    </style:style>
    <style:style style:name="P15" style:family="paragraph" style:parent-style-name="Standard">
      <style:text-properties style:font-name="Liberation Serif" fo:font-size="14pt" fo:language="fr" fo:country="FR" style:text-underline-style="none" officeooo:rsid="000cde4e" officeooo:paragraph-rsid="000cde4e" style:font-size-asian="12.25pt" style:font-size-complex="14pt"/>
    </style:style>
    <style:style style:name="P16" style:family="paragraph" style:parent-style-name="Standard">
      <style:text-properties style:font-name="Liberation Serif" fo:font-size="14pt" fo:language="fr" fo:country="FR" style:text-underline-style="none" officeooo:rsid="000d1599" officeooo:paragraph-rsid="000de854" style:font-size-asian="12.25pt" style:font-size-complex="14pt"/>
    </style:style>
    <style:style style:name="P17" style:family="paragraph" style:parent-style-name="Standard">
      <style:text-properties style:font-name="Liberation Serif" fo:font-size="14pt" fo:language="fr" fo:country="FR" style:text-underline-style="none" officeooo:rsid="000d1599" officeooo:paragraph-rsid="001139c8" style:font-size-asian="12.25pt" style:font-size-complex="14pt"/>
    </style:style>
    <style:style style:name="P18" style:family="paragraph" style:parent-style-name="Standard">
      <style:text-properties style:font-name="Liberation Serif" fo:font-size="14pt" fo:language="fr" fo:country="FR" style:text-underline-style="none" officeooo:rsid="000de854" officeooo:paragraph-rsid="000de854" style:font-size-asian="12.25pt" style:font-size-complex="14pt"/>
    </style:style>
    <style:style style:name="P19" style:family="paragraph" style:parent-style-name="Standard">
      <style:text-properties style:font-name="Liberation Serif" fo:font-size="14pt" fo:language="fr" fo:country="FR" style:text-underline-style="none" officeooo:rsid="000de854" officeooo:paragraph-rsid="00130778" style:font-size-asian="12.25pt" style:font-size-complex="14pt"/>
    </style:style>
    <style:style style:name="P20" style:family="paragraph" style:parent-style-name="Standard">
      <style:text-properties style:font-name="Liberation Serif" fo:font-size="14pt" fo:language="fr" fo:country="FR" style:text-underline-style="none" officeooo:rsid="001139c8" officeooo:paragraph-rsid="001139c8" style:font-size-asian="12.25pt" style:font-size-complex="14pt"/>
    </style:style>
    <style:style style:name="P21" style:family="paragraph" style:parent-style-name="Standard">
      <style:text-properties style:font-name="Liberation Serif" fo:font-size="14pt" fo:language="fr" fo:country="FR" style:text-underline-style="none" officeooo:rsid="00130778" officeooo:paragraph-rsid="00130778" style:font-size-asian="12.25pt" style:font-size-complex="14pt"/>
    </style:style>
    <style:style style:name="P22" style:family="paragraph" style:parent-style-name="Standard">
      <style:text-properties style:font-name="Liberation Serif" fo:font-size="14pt" fo:language="fr" fo:country="FR" style:text-underline-style="none" officeooo:rsid="0014e5bb" officeooo:paragraph-rsid="0014e5bb" style:font-size-asian="12.25pt" style:font-size-complex="14pt"/>
    </style:style>
    <style:style style:name="P23" style:family="paragraph" style:parent-style-name="Standard">
      <style:text-properties style:font-name="Liberation Serif" fo:font-size="14pt" fo:language="fr" fo:country="FR" style:text-underline-style="none" officeooo:rsid="00162418" officeooo:paragraph-rsid="00162418" style:font-size-asian="12.25pt" style:font-size-complex="14pt"/>
    </style:style>
    <style:style style:name="P24" style:family="paragraph" style:parent-style-name="Standard">
      <style:text-properties style:font-name="Liberation Serif" fo:font-size="14pt" fo:language="fr" fo:country="FR" style:text-underline-style="none" officeooo:rsid="00162418" officeooo:paragraph-rsid="0017b627" style:font-size-asian="12.25pt" style:font-size-complex="14pt"/>
    </style:style>
    <style:style style:name="P25" style:family="paragraph" style:parent-style-name="Standard">
      <style:text-properties style:font-name="Liberation Serif" fo:font-size="14pt" fo:language="fr" fo:country="FR" style:text-underline-style="none" officeooo:rsid="0017b627" officeooo:paragraph-rsid="0017b627" style:font-size-asian="12.25pt" style:font-size-complex="14pt"/>
    </style:style>
    <style:style style:name="P26" style:family="paragraph" style:parent-style-name="Standard">
      <style:text-properties style:font-name="Liberation Serif" fo:font-size="14pt" fo:language="fr" fo:country="FR" style:text-underline-style="none" officeooo:rsid="0018f251" officeooo:paragraph-rsid="0018f251" style:font-size-asian="12.25pt" style:font-size-complex="14pt"/>
    </style:style>
    <style:style style:name="P27" style:family="paragraph" style:parent-style-name="Standard">
      <style:text-properties style:font-name="Liberation Serif" fo:font-size="14pt" fo:language="fr" fo:country="FR" style:text-underline-style="none" officeooo:rsid="0018f251" officeooo:paragraph-rsid="001d23b5" style:font-size-asian="12.25pt" style:font-size-complex="14pt"/>
    </style:style>
    <style:style style:name="P28" style:family="paragraph" style:parent-style-name="Standard">
      <style:text-properties style:font-name="Liberation Serif" fo:font-size="14pt" fo:language="fr" fo:country="FR" style:text-underline-style="none" officeooo:rsid="001a7e5a" officeooo:paragraph-rsid="001a7e5a" style:font-size-asian="12.25pt" style:font-size-complex="14pt"/>
    </style:style>
    <style:style style:name="P29" style:family="paragraph" style:parent-style-name="Standard">
      <style:text-properties style:font-name="Liberation Serif" fo:font-size="14pt" fo:language="fr" fo:country="FR" style:text-underline-style="none" officeooo:rsid="001a7e5a" officeooo:paragraph-rsid="001d23b5" style:font-size-asian="12.25pt" style:font-size-complex="14pt"/>
    </style:style>
    <style:style style:name="P30" style:family="paragraph" style:parent-style-name="Standard">
      <style:text-properties style:font-name="Liberation Serif" fo:font-size="14pt" fo:language="fr" fo:country="FR" style:text-underline-style="none" officeooo:rsid="001d23b5" officeooo:paragraph-rsid="001d23b5" style:font-size-asian="12.25pt" style:font-size-complex="14pt"/>
    </style:style>
    <style:style style:name="P31" style:family="paragraph" style:parent-style-name="Standard">
      <style:text-properties style:font-name="Liberation Serif" fo:font-size="14pt" fo:language="fr" fo:country="FR" style:text-underline-style="none" officeooo:rsid="001dc3f5" officeooo:paragraph-rsid="001dc3f5" style:font-size-asian="12.25pt" style:font-size-complex="14pt"/>
    </style:style>
    <style:style style:name="P32" style:family="paragraph" style:parent-style-name="Standard">
      <style:text-properties style:font-name="Liberation Serif" fo:font-size="14pt" fo:language="fr" fo:country="FR" style:text-underline-style="solid" style:text-underline-width="auto" style:text-underline-color="font-color" officeooo:rsid="0017b627" officeooo:paragraph-rsid="0017b627" style:font-size-asian="12.25pt" style:font-size-complex="14pt"/>
    </style:style>
    <style:style style:name="P33" style:family="paragraph" style:parent-style-name="Standard">
      <style:paragraph-properties fo:text-align="center" style:justify-single-word="false"/>
      <style:text-properties style:font-name="Liberation Serif" fo:font-size="15pt" fo:language="fr" fo:country="FR" officeooo:rsid="000b9640" officeooo:paragraph-rsid="000b9640" style:font-size-asian="15pt" style:font-size-complex="15pt"/>
    </style:style>
    <style:style style:name="P34" style:family="paragraph" style:parent-style-name="Standard">
      <style:text-properties style:font-name="Liberation Serif" fo:font-size="16pt" fo:language="fr" fo:country="FR" officeooo:rsid="000b9640" officeooo:paragraph-rsid="000b9640" style:font-size-asian="16pt" style:font-size-complex="16pt"/>
    </style:style>
    <style:style style:name="P35" style:family="paragraph" style:parent-style-name="Standard">
      <style:text-properties style:font-name="Liberation Serif" fo:font-size="16pt" fo:language="fr" fo:country="FR" style:text-underline-style="solid" style:text-underline-width="auto" style:text-underline-color="font-color" officeooo:rsid="000c92f2" officeooo:paragraph-rsid="000c92f2" style:font-size-asian="16pt" style:font-size-complex="16pt"/>
    </style:style>
    <style:style style:name="P36" style:family="paragraph" style:parent-style-name="Standard">
      <style:text-properties style:font-name="Liberation Serif" fo:font-size="14pt" fo:language="fr" fo:country="FR" style:text-underline-style="none" officeooo:rsid="0020616d" officeooo:paragraph-rsid="001d23b5" style:font-size-asian="12.25pt" style:font-size-complex="14pt"/>
    </style:style>
    <style:style style:name="P37" style:family="paragraph" style:parent-style-name="Standard">
      <style:text-properties style:font-name="Liberation Serif" fo:font-size="14pt" fo:language="fr" fo:country="FR" style:text-underline-style="none" officeooo:rsid="000de854" officeooo:paragraph-rsid="001139c8" style:font-size-asian="12.25pt" style:font-size-complex="14pt"/>
    </style:style>
    <style:style style:name="P38" style:family="paragraph" style:parent-style-name="Standard">
      <style:text-properties style:font-name="Liberation Serif" fo:font-size="14pt" fo:language="fr" fo:country="FR" style:text-underline-style="none" officeooo:rsid="001d23b5" officeooo:paragraph-rsid="001d23b5" style:font-size-asian="12.25pt" style:font-size-complex="14pt"/>
    </style:style>
    <style:style style:name="P39" style:family="paragraph" style:parent-style-name="Standard">
      <style:text-properties style:font-name="Liberation Serif" fo:font-size="14pt" fo:language="fr" fo:country="FR" style:text-underline-style="none" officeooo:rsid="00299f3e" officeooo:paragraph-rsid="00299f3e" style:font-size-asian="12.25pt" style:font-size-complex="14pt"/>
    </style:style>
    <style:style style:name="P40" style:family="paragraph" style:parent-style-name="Standard">
      <style:text-properties style:font-name="Liberation Serif" fo:font-size="14pt" fo:language="fr" fo:country="FR" style:text-underline-style="none" officeooo:rsid="00299f3e" officeooo:paragraph-rsid="002d6ba9" style:font-size-asian="12.25pt" style:font-size-complex="14pt"/>
    </style:style>
    <style:style style:name="P41" style:family="paragraph" style:parent-style-name="Standard">
      <style:text-properties style:font-name="Liberation Serif" fo:font-size="14pt" fo:language="fr" fo:country="FR" officeooo:rsid="000b9640" officeooo:paragraph-rsid="000b9640" style:font-size-asian="14pt" style:font-size-complex="14pt"/>
    </style:style>
    <style:style style:name="T1" style:family="text">
      <style:text-properties officeooo:rsid="000abb09"/>
    </style:style>
    <style:style style:name="T2" style:family="text">
      <style:text-properties fo:language="fr" fo:country="FR"/>
    </style:style>
    <style:style style:name="T3" style:family="text">
      <style:text-properties fo:language="fr" fo:country="FR" officeooo:rsid="000abb09"/>
    </style:style>
    <style:style style:name="T4" style:family="text">
      <style:text-properties fo:language="fr" fo:country="FR" officeooo:rsid="000b9640"/>
    </style:style>
    <style:style style:name="T5" style:family="text">
      <style:text-properties fo:language="fr" fo:country="FR" officeooo:rsid="000cde4e"/>
    </style:style>
    <style:style style:name="T6" style:family="text">
      <style:text-properties fo:language="fr" fo:country="FR" officeooo:rsid="000d1599"/>
    </style:style>
    <style:style style:name="T7" style:family="text">
      <style:text-properties fo:language="fr" fo:country="FR" officeooo:rsid="000de854"/>
    </style:style>
    <style:style style:name="T8" style:family="text">
      <style:text-properties fo:language="fr" fo:country="FR" style:text-underline-style="solid" style:text-underline-width="auto" style:text-underline-color="font-color"/>
    </style:style>
    <style:style style:name="T9" style:family="text">
      <style:text-properties fo:language="fr" fo:country="FR" style:text-underline-style="solid" style:text-underline-width="auto" style:text-underline-color="font-color" officeooo:rsid="001139c8"/>
    </style:style>
    <style:style style:name="T10" style:family="text">
      <style:text-properties fo:language="fr" fo:country="FR" style:text-underline-style="solid" style:text-underline-width="auto" style:text-underline-color="font-color" officeooo:rsid="00130778"/>
    </style:style>
    <style:style style:name="T11" style:family="text">
      <style:text-properties fo:language="fr" fo:country="FR" officeooo:rsid="000fd466"/>
    </style:style>
    <style:style style:name="T12" style:family="text">
      <style:text-properties fo:language="fr" fo:country="FR" officeooo:rsid="001139c8"/>
    </style:style>
    <style:style style:name="T13" style:family="text">
      <style:text-properties fo:language="fr" fo:country="FR" officeooo:rsid="00130778"/>
    </style:style>
    <style:style style:name="T14" style:family="text">
      <style:text-properties fo:language="fr" fo:country="FR" officeooo:rsid="0028300f"/>
    </style:style>
    <style:style style:name="T15" style:family="text">
      <style:text-properties officeooo:rsid="00162418"/>
    </style:style>
    <style:style style:name="T16" style:family="text">
      <style:text-properties officeooo:rsid="0017b627"/>
    </style:style>
    <style:style style:name="T17" style:family="text">
      <style:text-properties officeooo:rsid="0018f251"/>
    </style:style>
    <style:style style:name="T18" style:family="text">
      <style:text-properties officeooo:rsid="001a7e5a"/>
    </style:style>
    <style:style style:name="T19" style:family="text">
      <style:text-properties officeooo:rsid="001d23b5"/>
    </style:style>
    <style:style style:name="T20" style:family="text">
      <style:text-properties officeooo:rsid="001ec6d6"/>
    </style:style>
    <style:style style:name="T21" style:family="text">
      <style:text-properties officeooo:rsid="0021d3e8"/>
    </style:style>
    <style:style style:name="T22" style:family="text">
      <style:text-properties officeooo:rsid="00233bc3"/>
    </style:style>
    <style:style style:name="T23" style:family="text">
      <style:text-properties officeooo:rsid="00235097"/>
    </style:style>
    <style:style style:name="T24" style:family="text">
      <style:text-properties officeooo:rsid="0028300f"/>
    </style:style>
    <style:style style:name="T25" style:family="text">
      <style:text-properties officeooo:rsid="002d6b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apport </text:span><text:span text:style-name="T3">de</text:span><text:span text:style-name="T1"> p</text:span><text:span text:style-name="T2">rojet : Plus Court Chemin dans un graphe et Algorithme </text:span>A∗</text:p>
      <text:p text:style-name="P33">Par Benoit Chahriar et Victor du Buat</text:p>
      <text:p text:style-name="P33">de la PET E</text:p>
      <text:p text:style-name="P34"/>
      <text:p text:style-name="P8">Préambule : l’objectif de ce projet est d’implémenter un algorithme indiquant le plus court chemin entre deux points désignés par l’utilisateur en fonction des données cartographiques fournies par un fichier texte. Pour ce fait, nous avons utilisé l’algorithme A* proposé. </text:p>
      <text:p text:style-name="P2"><text:span text:style-name="T2">Il nous a fallu pour cela dé</text:span><text:span text:style-name="T4">f</text:span><text:span text:style-name="T2">inir </text:span><text:span text:style-name="T4">plusieurs types et les fonctions nécessaires à leur gestion :</text:span></text:p>
      <text:p text:style-name="P9">- Liste ouverte : structure de tas </text:p>
      <text:p text:style-name="P9">- graphe défini comme un tableau de T_SOMMET</text:p>
      <text:p text:style-name="P9"/>
      <text:p text:style-name="P9">Par ailleurs, afin d’améliorer la recherche d’un sommet par son nom, nous avons défini le type table pour le hachage. Il a également été nécessaire de créer une fonction de lecture du fichier texte contenant les données cartographiques.</text:p>
      <text:p text:style-name="P9"/>
      <text:p text:style-name="P9">Face à l’ampleur du projet, nous avons procédé à la répartition suivante du travail :</text:p>
      <text:p text:style-name="P9">- définition et gestion des tas : Benoit <text:span text:style-name="T23">(semaine 0 à 4)</text:span></text:p>
      <text:p text:style-name="P9">- écriture de A* conjointe<text:span text:style-name="T22">( semaine 2 à 5) </text:span></text:p>
      <text:p text:style-name="P9">- définition et gestion des graphes et adaptation de l’ouverture de fichier fournie : Victor</text:p>
      <text:p text:style-name="P12">semaine 0 à 2)</text:p>
      <text:p text:style-name="P9">- définition et gestion de la table de hachage : Victor <text:span text:style-name="T23">(semaine5)</text:span></text:p>
      <text:p text:style-name="P9"/>
      <text:p text:style-name="P10">Plan du rapport :</text:p>
      <text:p text:style-name="P11">I les graphes</text:p>
      <text:p text:style-name="P11">II les tables de hachage</text:p>
      <text:p text:style-name="P11">III les tas</text:p>
      <text:p text:style-name="P11">iV A*</text:p>
      <text:p text:style-name="P10"/>
      <text:p text:style-name="P35">I :LES <text:s/>GRAPHES :</text:p>
      <text:p text:style-name="P13">Comme proposé par l’énoncé, les graphes ont été définis comme un tableau de T_SOMMET. Le type T_SOMMET est une structure englobant toutes les informations attachées à un sommet utiles à l’algorithme. Pour ce fait il comporte nécessairement les informations fournies par le document texte :</text:p>
      <text:p text:style-name="P3"><text:span text:style-name="T2">- nom </text:span><text:span text:style-name="T5">du sommet</text:span><text:span text:style-name="T2"> : chaine de caractère donc char*</text:span></text:p>
      <text:p text:style-name="P3"><text:span text:style-name="T2">- </text:span><text:span text:style-name="T5">nom de la ligne de métro</text:span><text:span text:style-name="T2"> : </text:span><text:span text:style-name="T5">chaine de caractère donc char*</text:span><text:span text:style-name="T2"> </text:span></text:p>
      <text:p text:style-name="P3"><text:span text:style-name="T2">- coordonnées : </text:span><text:span text:style-name="T5">deux réels théoriquement donc deux doubles dans les faits</text:span></text:p>
      <text:p text:style-name="P3"><text:span text:style-name="T2">- </text:span><text:span text:style-name="T5">la liste des voisins</text:span></text:p>
      <text:p text:style-name="P14"><text:soft-page-break/></text:p>
      <text:p text:style-name="P15">On remarquera que le numéro du sommet n’est pas inclus comme il s’agit de sa position dans le tas. Afin de faciliter le fonctionnement de A* nous avons également stocké les informations suivantes :</text:p>
      <text:p text:style-name="P15">- ListeFermee : entier valant 0 ou 1 indiquant si le sommet appartient à la liste fermée</text:p>
      <text:p text:style-name="P4"><text:span text:style-name="T2">- Liste Ouverte : entier valant </text:span><text:span text:style-name="T7">0</text:span><text:span text:style-name="T2"> ou </text:span><text:span text:style-name="T7">1 position dans le tas</text:span><text:span text:style-name="T2"> indiquant si le sommet appartient à la liste ouverte.</text:span></text:p>
      <text:p text:style-name="P15">- père : entier indiquant le rang dans le graphe du père de ce sommet(au vue de l’avancement de A*)</text:p>
      <text:p text:style-name="P15">- G : flottant double précision <text:s/>indiquant le cout nécessaire pour accéder à ce sommet depuis le sommet de départ en l’état actuel de A*</text:p>
      <text:p text:style-name="P15"/>
      <text:p text:style-name="P5"><text:span text:style-name="T2">Afin de pouvoir gérer les liens entre les sommets, nous avons eu recours à une structure de liste permettant de créer dynamiquement les liens après la création du graphe. </text:span><text:span text:style-name="T6">L_ARC contient </text:span><text:span text:style-name="T7">l</text:span><text:span text:style-name="T6">’adresse d’un autre lien partant du même sommet </text:span><text:span text:style-name="T7">et </text:span><text:span text:style-name="T6">une structure nommée T_ARC contenant les informations relatives au lien : cout et destination.</text:span></text:p>
      <text:p text:style-name="P16"/>
      <text:p text:style-name="P6"><text:span text:style-name="T6">U</text:span><text:span text:style-name="T2">ne fois ces structures définies il est nécessaire de définir les fonctions permettant leur utilisation :</text:span></text:p>
      <text:p text:style-name="P6"><text:span text:style-name="T2"><text:tab/></text:span><text:span text:style-name="T8">a)création du graphe par <text:s/>création_graphe(int nbsommet) </text:span><text:span text:style-name="T2">:</text:span></text:p>
      <text:p text:style-name="P6"><text:span text:style-name="T2"><text:tab/></text:span><text:span text:style-name="T8">b) initialisation d’un sommet à partir des informations issues du document texte :</text:span><text:span text:style-name="T2"> <text:tab/>creation_sommet(T_SOMMET* psommet,char* nom,char* line, double longi, <text:tab/>double lat). </text:span></text:p>
      <text:p text:style-name="P6"><text:span text:style-name="T2"><text:tab/></text:span><text:span text:style-name="T11">Les informations non fournies par le graphe car étant mise à jour au fur et à <text:tab/>mesure du fonctionnement de A* </text:span><text:span text:style-name="T12">sont initialisées comme suit :</text:span></text:p>
      <text:p text:style-name="P20"><text:tab/><text:tab/>- ListeFermee=0 : la liste est vide initialement</text:p>
      <text:p text:style-name="P20"><text:tab/><text:tab/>- ListeOuverte=0 : la liste est vide initialement</text:p>
      <text:p text:style-name="P20"><text:tab/><text:tab/>- voisins=NULL : la liste sera complétée plus tard lors de la lecture des <text:tab/><text:tab/><text:tab/><text:tab/><text:tab/><text:tab/>liens</text:p>
      <text:p text:style-name="P20"><text:tab/><text:tab/>- F=1000000000 : on considère initialement le sommet infiniment loin du <text:tab/><text:tab/><text:tab/><text:tab/><text:tab/><text:tab/>départ</text:p>
      <text:p text:style-name="P20"><text:tab/><text:tab/>- G= 0 : le cout de déplacent est nul initialement. </text:p>
      <text:p text:style-name="P20"><text:tab/><text:tab/>- pere = -1 : on a un indice absurde qui indique que pour l’instant il n’a pas <text:tab/><text:tab/><text:tab/><text:tab/><text:tab/>de père <text:s/></text:p>
      <text:p text:style-name="P7"><text:span text:style-name="T12"><text:tab/></text:span><text:span text:style-name="T9">c) création d’un arc :</text:span><text:span text:style-name="T2">void creation_arc(int numdepart, int numarrivee, double <text:tab/>cout,T_SOMMET* <text:tab/>graphe). </text:span><text:span text:style-name="T12">Il s’agit d’un ajout en tête.</text:span></text:p>
      <text:p text:style-name="P37"/>
      <text:p text:style-name="P7"><text:span text:style-name="T2"><text:tab/></text:span><text:span text:style-name="T10">d) fonctions de suppression :</text:span><text:span text:style-name="T2">void suppression_arc(L_ARC arc) </text:span><text:span text:style-name="T14">et </text:span><text:span text:style-name="T2">void suppression_graphe(T_SOMMET* graphe,int nbsommet);</text:span></text:p>
      <text:p text:style-name="P19"/>
      <text:p text:style-name="P21">Nous avons maintenant des fonctions servant à vérifier le bon fonctionnement de la création du graphe :</text:p>
      <text:p text:style-name="P7"><text:soft-page-break/><text:span text:style-name="T12"><text:tab/></text:span><text:span text:style-name="T13">e</text:span><text:span text:style-name="T9">)</text:span><text:span text:style-name="T10">Fonctions d’</text:span><text:span text:style-name="T9"> affichage d’un arc : </text:span><text:span text:style-name="T2">void affiche_arc(L_ARC voisins) ,</text:span><text:span text:style-name="T14"> </text:span><text:span text:style-name="T2">void affiche_sommet(T_SOMMET* psommet), afficher_graphe(T_SOMMET* graphe,int nbsommet) </text:span></text:p>
      <text:p text:style-name="P18"><text:tab/></text:p>
      <text:p text:style-name="P22">Enfin, deux fonctions nécessaires au <text:span text:style-name="T24">fonctionnement</text:span> de A* ont été ajoutées : le calcul de l’heuristique, et la recherche du cout du trajet d’un sommet à l’un de ses voisins direct :</text:p>
      <text:p text:style-name="P17">double H(int sommets, int sommeta, T_SOMMET* graphe)</text:p>
      <text:p text:style-name="P17">double cout(int depart,int arrivee,T_SOMMET* graphe)</text:p>
      <text:p text:style-name="P17"/>
      <text:p text:style-name="P22">Afin de tester la constitution des graphes, l’ouverture d’un graphe a d’abord été testée avec affichage direct dans le terminal des données lues dans le document.</text:p>
      <text:p text:style-name="P22">On teste ensuite la création du graphe et son affichage : on crée un graphe et on affiche celui-ci et on le supprime : ceci permet de vérifier la bonne allocation du graphe et des contrôles élémentaires sur l’affichage et la suppression : après suppression, on affiche bien des données aberrantes, la mémoire des objets alloués a bien été réaffectée.</text:p>
      <text:p text:style-name="P22">On peut alors tester la fonction creation_sommet en remplissant tous les champs sauf ceux destinés aux listes. <text:span text:style-name="T15">Après</text:span> <text:span text:style-name="T15">affichage on peut vérifier la conformité des données à ce qui est indiqué dans le document.</text:span></text:p>
      <text:p text:style-name="P23">On réitère le processus en ajoutant ensuite les liens entre les sommets. Une fois ces fonctions vérifiées, on peut affirmer que la création et l’affichage du graphe fonctionnent. Il reste donc à tester le calcul du cout et l’heuristique :</text:p>
      <text:p text:style-name="P23">On crée de nouveau le graphe à partir du programme ouvrir_fichier pour et on appelle la fonction cout pour chaque couple de sommet possible(deux boucles for parcourant le tableau graphe). On peut alors vérifier les données affichées dans le terminal à l’aide du document texte. Tous les tests précédents ont été fait d’abord avec graphe1.txt puis graphe2.txt.</text:p>
      <text:p text:style-name="P24">Il faut maintenant tester l’heuristique : ce test ne peut être fait qu’à l’aide de graphe2.txt : <text:span text:style-name="T16">il faut des coordonnées. On appelle la fonction après création du graphe pour plusieurs points et on calcule à la main le cout théoriques à partir de la formule fournie par l’énoncé pour l’heuristique. </text:span></text:p>
      <text:p text:style-name="P25">Le fonctionnement du graphe est maintenant validé.</text:p>
      <text:p text:style-name="P25">On modifie l’ouverture d’un graphe dans le cas où on recherche un trajet en métro afin qu’il attribue un coût nul aux correspondances(de cout 360) et un cout faible(100) aux correspondances plus longues ( cout affiché de 600). Seul l’affichage du graphe est testé de nouveau. <text:span text:style-name="T22">Tous les points prononcés ont été validés</text:span></text:p>
      <text:p text:style-name="P25"/>
      <text:p text:style-name="P32">II)Tables de hachage :</text:p>
      <text:p text:style-name="P25">Lorsque l’utilisateur nous indique le trajet souhaité il nous donne les noms des sommets de départ et d’arrivée mais A* ne manipule efficacement que les positions dans le graphe(numéro du sommet). <text:span text:style-name="T17">On a recourt à une table de hachage pour accéder efficacement à un sommet à partir de son nom.</text:span></text:p>
      <text:p text:style-name="P26"><text:soft-page-break/>On défini la table de hachage comme un tableau de listes de sommets de même résultat de calcul de hachage. Chaque maillon de la liste est de type table : structure contenant l’adresse du prochain maillon, et et l’adresse du sommet dans le graphe.</text:p>
      <text:p text:style-name="P26"/>
      <text:p text:style-name="P26">Ainsi, pour manipuler cette objet, on défini :</text:p>
      <text:p text:style-name="P27">- la fonction de calcul de hachage : <text:span text:style-name="T19">unsigned int calcul_hachage(char* c,int taille_table)</text:span></text:p>
      <text:p text:style-name="P27">évaluation d’un <text:span text:style-name="T20">polynôme</text:span> de degré la longueur du mot dont les coefficients sont le code ascii des lettres du mot évalué en 31( convention héritée du TD). </text:p>
      <text:p text:style-name="P27">- l’ajout d’un sommet : <text:span text:style-name="T19">ajoute_sommet(table pos,T_SOMMET* psommet);</text:span></text:p>
      <text:p text:style-name="P27">il s’agit d’un ajout en tête dans une liste d’un sommet à la position indiquée.</text:p>
      <text:p text:style-name="P27">- <text:span text:style-name="T18">création de la table :table* creation_table(T_SOMMET* graphe,int taille_table,int nbsommet)</text:span></text:p>
      <text:p text:style-name="P29"><text:s/>allocation dynamique de la table de hachage et remplissage de celle-ci à partir du graphe préalablement constitué. </text:p>
      <text:p text:style-name="P29">- libération de la mémoire allouée :<text:span text:style-name="T19">liberer_table_hachage(table* table_hach,int taille_table);</text:span></text:p>
      <text:p text:style-name="P28">- <text:span text:style-name="T19">affichage de la table : on affiche chaque maillon chaque liste contenue dans la table.</text:span></text:p>
      <text:p text:style-name="P30">- recherche d’un sommet dans la table :</text:p>
      <text:p text:style-name="P30">T_SOMMET* chercher_dans_table(table* table_hach,int taille_table,char* nom); calcule l’image du mot par la fonction de hachage, puis parcourt la liste adéquat pour retrouver l’adresse du sommet.</text:p>
      <text:p text:style-name="P30"/>
      <text:p text:style-name="P30">On teste d’abord la fonction de hachage : on vérifie qu’en lui demandant plusieurs fois le même mot elle renvoie le même résultat<text:span text:style-name="T21">(il s’agit bien d’une fonction)</text:span>, puis que les résultats diffèrent <text:span text:style-name="T21">dans l’ensemble </text:span>pour des mots différents en entrée <text:span text:style-name="T21">(il y a un intérêt à cette structure par rapport à un simple parcourt du graphe)</text:span>.</text:p>
      <text:p text:style-name="P31">On vérifie ensuite la création de la table ; on crée le graphe, puis on crée la table et la comète. On affiche alors la table et on vérifie que tous les sommets ont bien été affichés. On peut ensuite vérifier que la recherche dans la table fonctionne ce qui permet de valider le fonctionnement en tant que table : on entre un nom de sommet au clavier et on vérifie à l’aide du document texte que le rang renvoyé est bien celui du sommet (le rang d<text:span text:style-name="T20">ans</text:span> le graphe est le numéro du sommet).</text:p>
      <text:p text:style-name="P36">On estime alors que la table de hachage est fonctionnelle. Ces tests ne peuvent être fait qu’avec des fichiers restreints du fait de la nécessité de vérifier soit même dans le fichier toutes les informations renvoyées par l’algorithme.</text:p>
      <text:p text:style-name="P30"/>
      <text:p text:style-name="P30"/>
      <text:p text:style-name="P39">La principale difficulté rencontrée durant ce projet est la nécessité de se coordonner pour avancer en parallèle des aspects complémentaires d’un même projet. En effet, l’algorithme A* ne peut pas être entièrement testé sans que les tas ne soient finis. </text:p>
      <text:p text:style-name="P40"><text:soft-page-break/>La gestion des tas est l’aspect le plus difficile de notre projet et confier leur gestion à une seule personne n’était finalement pas judicieux. Un examen conjoint de leur fonctionnement aurait sans doute permis une mise au point plus rapide. </text:p>
      <text:p text:style-name="P40"><text:s/><text:span text:style-name="T25">Par ailleurs, ce projet a mis en évidence la difficulté de tester un programme : on peut tester l ‘algorithme sur des graphes <text:s/>et observer des dysfonctionnement sur d’autres comme tout test est celui d’un cas particul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10:13:45.986623160</meta:creation-date>
    <dc:date>2019-05-28T16:17:53.442799366</dc:date>
    <meta:editing-duration>PT1H32M53S</meta:editing-duration>
    <meta:editing-cycles>19</meta:editing-cycles>
    <meta:generator>LibreOffice/5.3.6.1$Linux_X86_64 LibreOffice_project/30$Build-1</meta:generator>
    <meta:document-statistic meta:table-count="0" meta:image-count="0" meta:object-count="0" meta:page-count="5" meta:paragraph-count="77" meta:word-count="1617" meta:character-count="9766" meta:non-whitespace-character-count="8164"/>
  </office:meta>
</office:document-meta>
</file>